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dbae8" officeooo:paragraph-rsid="000dbae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style:text-underline-style="solid" style:text-underline-width="auto" style:text-underline-color="font-color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language="zxx" fo:country="none" style:text-underline-style="none" fo:font-weight="normal" officeooo:rsid="000dbae8" officeooo:paragraph-rsid="000dbae8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>
      <style:text-properties fo:language="zxx" fo:country="none" style:text-underline-style="none" fo:font-weight="normal" officeooo:rsid="000e2971" officeooo:paragraph-rsid="000e297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zxx" fo:country="none" style:text-underline-style="none" fo:font-weight="normal" officeooo:rsid="000fcd05" officeooo:paragraph-rsid="000fcd05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05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2">SEO</text:p>
      <text:p text:style-name="P5">- Added meta description</text:p>
      <text:p text:style-name="P6">- Added label to the logo</text:p>
      <text:p text:style-name="P6"/>
      <text:p text:style-name="P3">Best Practices</text:p>
      <text:p text:style-name="P6">- Changed the aspect ratio of images on index.html</text:p>
      <text:p text:style-name="P6"/>
      <text:p text:style-name="P4">Performance</text:p>
      <text:p text:style-name="P7">- <text:span text:style-name="T1">Re-sized images + converted to webp</text:span></text:p>
      <text:p text:style-name="P7">- <text:span text:style-name="T1">added image breakpoints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1-30T13:55:15.730252700</dc:date>
    <meta:editing-duration>PT1H18M5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5" meta:character-count="196" meta:non-whitespace-character-count="170"/>
  </office:meta>
</office:document-meta>
</file>